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1458" officeooo:paragraph-rsid="00181458"/>
    </style:style>
    <style:style style:name="P2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3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4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5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6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T1" style:family="text">
      <style:text-properties officeooo:rsid="001941b3"/>
    </style:style>
    <style:style style:name="T2" style:family="text">
      <style:text-properties officeooo:rsid="001c7d14"/>
    </style:style>
    <style:style style:name="T3" style:family="text">
      <style:text-properties officeooo:rsid="001d4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rnet Todos</text:p>
      <text:p text:style-name="P2"/>
      <text:p text:style-name="P6">Furhter testing of Baldricks code</text:p>
      <text:p text:style-name="P6">Add white dot to real ECM select switch</text:p>
      <text:p text:style-name="P2">Pain<text:span text:style-name="T3">t</text:span> black holes on standby instrument panel <text:span text:style-name="T1">(with 3mm inserts)</text:span></text:p>
      <text:p text:style-name="P2">Wire Standby instrument</text:p>
      <text:p text:style-name="P2">Redo ECM Knob – needs to be correct hole size</text:p>
      <text:p text:style-name="P2">New pot and knob for ECM</text:p>
      <text:p text:style-name="P2">AOA </text:p>
      <text:p text:style-name="P2">Lock-shoot</text:p>
      <text:p text:style-name="P3">Seat support to prevent it tipping back – perhaps attached to rear rail</text:p>
      <text:p text:style-name="P5">Adjust dimensions of Left Aux panel – current not sitting flat</text:p>
      <text:p text:style-name="P5">Install Set Adjust mechanism</text:p>
      <text:p text:style-name="P5">Install connector (HMMDI) mounting plates</text:p>
      <text:p text:style-name="P5">Find right depths 4mm bolts for EQI or drill hole in mounting blocks</text:p>
      <text:p text:style-name="P5">Bolt Frames together</text:p>
      <text:p text:style-name="P5">Test seat switches</text:p>
      <text:p text:style-name="P5"/>
      <text:p text:style-name="P2"/>
      <text:p text:style-name="P2">PCBs</text:p>
      <text:p text:style-name="P2">PCBs for RWR and ECM – Luke done RWR?</text:p>
      <text:p text:style-name="P2">PCB for Hud Control</text:p>
      <text:p text:style-name="P2">PCB for Seat</text:p>
      <text:p text:style-name="P2"/>
      <text:p text:style-name="P2"/>
      <text:p text:style-name="P2"/>
      <text:p text:style-name="P2">Stuff to purcha<text:span text:style-name="T2">s</text:span>e</text:p>
      <text:p text:style-name="P2">S3ALs for Fuel Panel</text:p>
      <text:p text:style-name="P2"/>
      <text:p text:style-name="P2"/>
      <text:p text:style-name="P2">Low Priority</text:p>
      <text:p text:style-name="P2">Arduino driving MosFETs for different backlighting of Led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01T07:58:55.108716525</dc:date>
    <meta:editing-duration>PT15M57S</meta:editing-duration>
    <meta:editing-cycles>6</meta:editing-cycles>
    <meta:generator>LibreOffice/6.4.4.2$MacOSX_X86_64 LibreOffice_project/3d775be2011f3886db32dfd395a6a6d1ca2630ff</meta:generator>
    <meta:print-date>2021-08-01T06:55:57.951270791</meta:print-date>
    <meta:document-statistic meta:table-count="0" meta:image-count="0" meta:object-count="0" meta:page-count="1" meta:paragraph-count="24" meta:word-count="128" meta:character-count="741" meta:non-whitespace-character-count="631"/>
  </office:meta>
</office:document-meta>
</file>